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FGR-ChildText" style:family="paragraph" style:parent-style-name="FGR-ChildText">
      <style:paragraph-properties fo:break-before="page"/>
    </style:style>
    <style:style style:name="XFGR-ChildText" style:family="paragraph">
      <style:paragraph-properties fo:text-align="start" style:font-name="Arial" fo:font-size="10.00pt" style:font-size-asian="10.00pt" fo:color="#000000" fo:font-weight="bold" fo:text-indent="0.00cm" fo:margin-right="0.00cm" fo:margin-left="0.00cm" fo:margin-top="0.00cm" fo:margin-bottom="0.00cm"/>
    </style:style>
    <style:style style:name="FFGR-ChildText" style:family="text">
      <style:text-properties fo:text-align="start" style:font-name="Arial" fo:color="#000000" fo:font-weight="bold" fo:font-size="10.00pt" style:font-size-asian="10.00pt"/>
    </style:style>
    <style:style style:name="NLFGR-Note" style:family="paragraph" style:parent-style-name="FGR-Note">
      <style:paragraph-properties fo:break-before="page"/>
    </style:style>
    <style:style style:name="XFGR-Note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te" style:family="text">
      <style:text-properties fo:text-align="start" style:font-name="Times New Roman" fo:color="#000000" fo:font-size="10.00pt" style:font-size-asian="10.00pt"/>
    </style:style>
    <style:style style:name="NLFGR-blank" style:family="paragraph" style:parent-style-name="FGR-blank">
      <style:paragraph-properties fo:break-before="page"/>
    </style:style>
    <style:style style:name="XFGR-blank" style:family="paragraph">
      <style:paragraph-properties fo:text-align="start" style:font-name="Times New Roman" fo:font-size="4.00pt" style:font-size-asian="4.00pt" fo:color="#000000" fo:text-indent="0.00cm" fo:margin-right="0.00cm" fo:margin-left="0.00cm" fo:margin-top="0.00cm" fo:margin-bottom="0.00cm"/>
    </style:style>
    <style:style style:name="FFGR-blank" style:family="text">
      <style:text-properties fo:text-align="start" style:font-name="Times New Roman" fo:color="#000000" fo:font-size="4.00pt" style:font-size-asian="4.00pt"/>
    </style:style>
    <style:style style:name="NLFGR-Title" style:family="paragraph" style:parent-style-name="FGR-Title">
      <style:paragraph-properties fo:break-before="page"/>
    </style:style>
    <style:style style:name="XFGR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00cm" fo:margin-bottom="0.00cm"/>
    </style:style>
    <style:style style:name="FFGR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FGR-Normal" style:family="paragraph" style:parent-style-name="FGR-Normal">
      <style:paragraph-properties fo:break-before="page"/>
    </style:style>
    <style:style style:name="XFGR-Normal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rmal" style:family="text">
      <style:text-properties fo:text-align="start" style:font-name="Times New Roman" fo:color="#000000" fo:font-size="10.00pt" style:font-size-asian="10.00pt"/>
    </style:style>
    <style:style style:name="NLFGR-ParentName" style:family="paragraph" style:parent-style-name="FGR-ParentName">
      <style:paragraph-properties fo:break-before="page"/>
    </style:style>
    <style:style style:name="XFGR-ParentName" style:family="paragraph">
      <style:paragraph-properties fo:keep-with-next="auto" fo:text-align="start" style:font-name="Arial" fo:font-size="12.00pt" style:font-size-asian="12.00pt" fo:color="#000000" fo:font-weight="bold" fo:text-indent="0.00cm" fo:margin-right="0.00cm" fo:margin-left="0.00cm" fo:margin-top="0.00cm" fo:margin-bottom="0.00cm"/>
    </style:style>
    <style:style style:name="FFGR-ParentName" style:family="text">
      <style:text-properties fo:text-align="start" style:font-name="Arial" fo:color="#000000" fo:font-weight="bold" fo:font-size="12.00pt" style:font-size-asian="12.00pt"/>
    </style:style>
    <style:style style:name="FGR-ChildTable" style:family="table-properties">
      <style:table-properties-properties style:width="16.51cm"/>
    </style:style>
    <style:style style:name="FGR-ChildTable.A" style:family="table-column">
      <style:table-column-properties style:column-width="1.1557cm"/>
    </style:style>
    <style:style style:name="FGR-ChildTable.B" style:family="table-column">
      <style:table-column-properties style:column-width="2.9718cm"/>
    </style:style>
    <style:style style:name="FGR-ChildTable.C" style:family="table-column">
      <style:table-column-properties style:column-width="5.7785cm"/>
    </style:style>
    <style:style style:name="FGR-ChildTable.D" style:family="table-column">
      <style:table-column-properties style:column-width="6.6040cm"/>
    </style:style>
    <style:style style:name="FGR-ParentTable" style:family="table-properties">
      <style:table-properties-properties style:width="16.51cm"/>
    </style:style>
    <style:style style:name="FGR-ParentTable.A" style:family="table-column">
      <style:table-column-properties style:column-width="3.3020cm"/>
    </style:style>
    <style:style style:name="FGR-ParentTable.B" style:family="table-column">
      <style:table-column-properties style:column-width="6.6040cm"/>
    </style:style>
    <style:style style:name="FGR-ParentTable.C" style:family="table-column">
      <style:table-column-properties style:column-width="6.6040cm"/>
    </style:style>
    <style:style style:name="FGR-TextChild2" style:family="table-cell">
      <style:table-cell-properties fo:padding="0.10cm" fo:border-top="none" fo:border-bottom="0.002cm solid #000000" fo:border-left="0.002cm solid #000000" fo:border-right="none"/>
    </style:style>
    <style:style style:name="FGR-TextChild1" style:family="table-cell">
      <style:table-cell-properties fo:padding="0.10cm" fo:border-top="none" fo:border-bottom="none" fo:border-left="0.002cm solid #000000" fo:border-right="none"/>
    </style:style>
    <style:style style:name="FGR-ChildName" style:family="table-cell">
      <style:table-cell-properties fo:padding="0.20cm" fo:border-top="none" fo:border-bottom="0.002cm solid #000000" fo:border-left="0.002cm solid #000000" fo:border-right="0.002cm solid #000000"/>
    </style:style>
    <style:style style:name="FGR-TextContents" style:family="table-cell">
      <style:table-cell-properties fo:padding="0.10cm" fo:border-top="none" fo:border-bottom="0.002cm solid #000000" fo:border-left="0.002cm solid #000000" fo:border-right="none"/>
    </style:style>
    <style:style style:name="FGR-ParentHead" style:family="table-cell">
      <style:table-cell-properties fo:padding="0.20cm" fo:border-top="0.002cm solid #000000" fo:border-bottom="0.002cm solid #000000" fo:border-left="0.002cm solid #000000" fo:border-right="0.002cm solid #000000"/>
    </style:style>
    <style:style style:name="FGR-TextContentsEnd" style:family="table-cell">
      <style:table-cell-properties fo:padding="0.10cm" fo:border-top="none" fo:border-bottom="0.002cm solid #000000" fo:border-left="0.002cm solid #000000" fo:border-right="0.002cm solid #000000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FGR-Title" text:outline-level="1"><text:toc-mark text:string-value="Family Group Report" text:outline-level="1"/>Family Group Report</text:h>
      <table:table table:name="Husband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Garner von Zieliński, Lewis Anderson Sr (1855-06-21 - 1911-06-28)"/>Husband: Garner von Zieliński, Lewis Anderson Sr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5-06-21</text:p>
          </table:table-cell>
          <table:table-cell table:style-name="FGR-TextContentsEnd" table:value-type="string">
            <text:p text:style-name="FGR-Normal">Great Falls, MT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11-06-28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Garner, Robert W. (1826/7-04-24 (Julien) - 1916-02-03)"/>Garner, Robert W.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Zieliński, Phoebe Emily (1827-04-12 - 1882-03-07)"/>Zieliński, Phoebe Emily</text:p>
          </table:table-cell>
        </table:table-row>
      </table:table>
      <text:p text:style-name="FGR-blank"/>
      <table:table table:name="Wife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Martel, Luella Jacques (1852-01-23 - 1921-04-28)"/>Wife: Martel, Luella Jacques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2-01-23</text:p>
          </table:table-cell>
          <table:table-cell table:style-name="FGR-TextContentsEnd" table:value-type="string">
            <text:p text:style-name="FGR-Normal">Eureka, Humboldt, CA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21-04-28</text:p>
          </table:table-cell>
          <table:table-cell table:style-name="FGR-TextContentsEnd" table:value-type="string">
            <text:p text:style-name="FGR-Normal">Myrtle Beach, SC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Martel, Henry (1805-10-27 - 1902-01-18)"/>Martel, Henry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Hébert, Ruth Ann ( - 1843)"/>Hébert, Ruth Ann</text:p>
          </table:table-cell>
        </table:table-row>
      </table:table>
      <text:p text:style-name="FGR-blank"/>
      <table:table table:name="FGR-Children" table:style-name="FGR-ChildTable">
        <table:table-column table:style-name="FGR-ChildTable.A"/>
        <table:table-column table:style-name="FGR-ChildTable.B"/>
        <table:table-column table:style-name="FGR-ChildTable.C"/>
        <table:table-column table:style-name="FGR-ChildTable.D"/>
        <table:table-row>
          <table:table-cell table:style-name="FGR-ParentHead" table:value-type="string" table:number-columns-spanned="4">
            <text:h text:style-name="FGR-ParentName" text:outline-level="3">Children</text:h>
          </table:table-cell>
        </table:table-row>
        <table:table-row>
          <table:table-cell table:style-name="FGR-TextChild1" table:value-type="string">
            <text:p text:style-name="FGR-ChildText">1M</text:p>
          </table:table-cell>
          <table:table-cell table:style-name="FGR-ChildName" table:value-type="string" table:number-columns-spanned="3">
            <text:p text:style-name="FGR-ChildText"><text:alphabetical-index-mark text:string-value="Garner, Eugene Stanley (1895-12-01 - 1984-03-01)"/>Garner, Eugene Stanley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95-12-01</text:p>
          </table:table-cell>
          <table:table-cell table:style-name="FGR-TextContentsEnd" table:value-type="string">
            <text:p text:style-name="FGR-Normal">Portsmouth, OH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84-03-01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eed, Frances Lucille (Babe) (1902-07-08 - 1988-08-09)"/>Reed, Frances Lucille (Babe)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21-01-03</text:p>
          </table:table-cell>
          <table:table-cell table:style-name="FGR-TextContentsEnd" table:value-type="string">
            <text:p text:style-name="FGR-Normal">Edison, NJ, USA</text:p>
          </table:table-cell>
        </table:table-row>
        <table:table-row>
          <table:table-cell table:style-name="FGR-TextChild1" table:value-type="string">
            <text:p text:style-name="FGR-ChildText">2M</text:p>
          </table:table-cell>
          <table:table-cell table:style-name="FGR-ChildName" table:value-type="string" table:number-columns-spanned="3">
            <text:p text:style-name="FGR-ChildText"><text:alphabetical-index-mark text:string-value="Garner, Jesse V. (1876-06-18 - 1929-01-21)"/>Garner, Jesse V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6-06-18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9-01-21</text:p>
          </table:table-cell>
          <table:table-cell table:style-name="FGR-TextContentsEnd" table:value-type="string">
            <text:p text:style-name="FGR-Normal">Cedar City, UT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Taylor, Viola"/>Taylor, Viol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3M</text:p>
          </table:table-cell>
          <table:table-cell table:style-name="FGR-ChildName" table:value-type="string" table:number-columns-spanned="3">
            <text:p text:style-name="FGR-ChildText"><text:alphabetical-index-mark text:string-value="Garner, Raymond E. (1878-09-16 - 1921-05-02)"/>Garner, Raymond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8-09-16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1-05-02</text:p>
          </table:table-cell>
          <table:table-cell table:style-name="FGR-TextContentsEnd" table:value-type="string">
            <text:p text:style-name="FGR-Normal">Astoria, OR, USA</text:p>
          </table:table-cell>
        </table:table-row>
        <table:table-row>
          <table:table-cell table:style-name="FGR-TextChild1" table:value-type="string">
            <text:p text:style-name="FGR-ChildText">4F</text:p>
          </table:table-cell>
          <table:table-cell table:style-name="FGR-ChildName" table:value-type="string" table:number-columns-spanned="3">
            <text:p text:style-name="FGR-ChildText"><text:alphabetical-index-mark text:string-value="Garner, Jennie S. (1880-09-11 - 1964-06-20)"/>Garner, Jennie S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0-09-11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64-06-20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Яковлев, George"/>Яковлев, Georg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avant 1911-07-06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5M</text:p>
          </table:table-cell>
          <table:table-cell table:style-name="FGR-ChildName" table:value-type="string" table:number-columns-spanned="3">
            <text:p text:style-name="FGR-ChildText"><text:alphabetical-index-mark text:string-value="Garner, Walter E. (1882-02-17 - 1946-10-23)"/>Garner, Walter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2-02-17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46-10-23</text:p>
          </table:table-cell>
          <table:table-cell table:style-name="FGR-TextContentsEnd" table:value-type="string">
            <text:p text:style-name="FGR-Normal">Battle Creek, MI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García, Maude"/>García, Maud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6M</text:p>
          </table:table-cell>
          <table:table-cell table:style-name="FGR-ChildName" table:value-type="string" table:number-columns-spanned="3">
            <text:p text:style-name="FGR-ChildText"><text:alphabetical-index-mark text:string-value="Garner, Daniel Webster (1883-09-30 - 1936-03-02)"/>Garner, Daniel Webster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-09-30</text:p>
          </table:table-cell>
          <table:table-cell table:style-name="FGR-TextContentsEnd" table:value-type="string">
            <text:p text:style-name="FGR-Normal">Hood River, O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36-03-02</text:p>
          </table:table-cell>
          <table:table-cell table:style-name="FGR-TextContentsEnd" table:value-type="string">
            <text:p text:style-name="FGR-Normal">Gary, Lake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Jackson, Cora Ellen"/>Jackson, Cora Ellen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06-02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7F</text:p>
          </table:table-cell>
          <table:table-cell table:style-name="FGR-ChildName" table:value-type="string" table:number-columns-spanned="3">
            <text:p text:style-name="FGR-ChildText"><text:alphabetical-index-mark text:string-value="Garner, Bertha P. (1888-03-13 - 1918-04-05)"/>Garner, Bertha P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8-03-13</text:p>
          </table:table-cell>
          <table:table-cell table:style-name="FGR-TextContentsEnd" table:value-type="string">
            <text:p text:style-name="FGR-Normal">Hagerstown, M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18-04-05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obinson, Clarence"/>Robinson, Clarenc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11-16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ChildText">8F</text:p>
          </table:table-cell>
          <table:table-cell table:style-name="FGR-ChildName" table:value-type="string" table:number-columns-spanned="3">
            <text:p text:style-name="FGR-ChildText"><text:alphabetical-index-mark text:string-value="Garner, Elizabeth (1883 -  )"/>Garner, Elizabeth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FGR-ChildText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10pt" fo:font-weight="bold"/>
    </style:style>
    <style:style style:name="FGR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blank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4pt"/>
    </style:style>
    <style:style style:name="FGR-Title" style:family="paragraph" style:parent-style-name="Standard" style:class="text">
      <style:paragraph-properties fo:margin-left="0.00cm" fo:margin-right="0.00cm" fo:margin-top="0.00cm" fo:margin-bottom="0.00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FGR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ParentName" style:family="paragraph" style:parent-style-name="Standard" style:class="text">
      <style:paragraph-properties fo:margin-left="0.00cm" fo:margin-right="0.00cm" fo:margin-top="0.00cm" fo:margin-bottom="0.00cm" fo:keep-with-next="auto" fo:text-align="start" style:justify-single-word="false" fo:text-indent="0.00cm" style:auto-text-indent="false"/>
      <style:text-properties fo:color="#000000" style:font-name="Arial" fo:font-size="12pt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22
</meta:creation-date>
    <dc:creator>
    Alex Roitman,,,
</dc:creator>
    <dc:date>
    2015-08-23T21:49:22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